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ubai Medium" svg:font-family="'Dubai Medium'" style:font-family-generic="swiss" style:font-pitch="variable"/>
    <style:font-face style:name="Impact" svg:font-family="Impact"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solid" draw:fill-color="#8bb1c5" draw:textarea-horizontal-align="center" draw:textarea-vertical-align="middle" fo:min-height="3.56cm" draw:shadow="hidden"/>
    </style:style>
    <style:style style:name="gr2" style:family="graphic" style:parent-style-name="standard">
      <style:graphic-properties draw:stroke="none" svg:stroke-color="#000000" draw:fill="solid" draw:fill-color="#8bb1c5" draw:textarea-horizontal-align="center" draw:textarea-vertical-align="middle" fo:min-height="0.703cm" draw:shadow="hidden"/>
      <style:paragraph-properties style:writing-mode="lr-tb"/>
    </style:style>
    <style:style style:name="gr3" style:family="graphic" style:parent-style-name="standard">
      <style:graphic-properties draw:stroke="none" svg:stroke-color="#000000" draw:fill="solid" draw:fill-color="#000000" draw:textarea-horizontal-align="center" draw:textarea-vertical-align="middle" fo:min-height="1.066cm" draw:shadow="hidden"/>
      <style:paragraph-properties style:writing-mode="lr-tb"/>
    </style:style>
    <style:style style:name="gr4" style:family="graphic" style:parent-style-name="standard">
      <style:graphic-properties draw:stroke="none" svg:stroke-color="#000000" draw:fill="solid" draw:fill-color="#0093dd" draw:textarea-horizontal-align="center" draw:textarea-vertical-align="middle" fo:min-height="1.066cm" draw:shadow="hidden"/>
      <style:paragraph-properties style:writing-mode="lr-tb"/>
    </style:style>
    <style:style style:name="gr5" style:family="graphic" style:parent-style-name="standard">
      <style:graphic-properties draw:stroke="none" svg:stroke-color="#000000" draw:fill="solid" draw:fill-color="#dd127b" draw:textarea-horizontal-align="center" draw:textarea-vertical-align="middle" fo:min-height="1.066cm" draw:shadow="hidden"/>
      <style:paragraph-properties style:writing-mode="lr-tb"/>
    </style:style>
    <style:style style:name="gr6" style:family="graphic" style:parent-style-name="standard">
      <style:graphic-properties draw:stroke="none" svg:stroke-color="#000000" draw:fill="solid" draw:fill-color="#fff500" draw:textarea-horizontal-align="center" draw:textarea-vertical-align="middle" fo:min-height="1.066cm" draw:shadow="hidden"/>
      <style:paragraph-properties style:writing-mode="lr-tb"/>
    </style:style>
    <style:style style:name="P1" style:family="paragraph">
      <loext:graphic-properties draw:fill="solid" draw:fill-color="#8bb1c5"/>
      <style:paragraph-properties fo:text-align="center" style:writing-mode="lr-tb"/>
      <style:text-properties fo:color="#000000" loext:opacity="100%" loext:color-lum-mod="100%" loext:color-lum-off="0%" style:font-name="Dubai Medium" fo:font-size="80pt" style:font-size-asian="60pt" style:font-size-complex="60pt"/>
    </style:style>
    <style:style style:name="P2" style:family="paragraph">
      <loext:graphic-properties draw:fill="solid" draw:fill-color="#8bb1c5"/>
      <style:paragraph-properties fo:text-align="center"/>
      <style:text-properties style:font-name="Impact" fo:font-size="14pt" style:font-size-asian="14pt" style:font-size-complex="14pt"/>
    </style:style>
    <style:style style:name="P3" style:family="paragraph">
      <loext:graphic-properties draw:fill="solid" draw:fill-color="#000000"/>
      <style:paragraph-properties fo:text-align="center"/>
      <style:text-properties fo:color="#8bb1c5" loext:opacity="100%" loext:color-lum-mod="100%" loext:color-lum-off="0%" style:font-name="Impact" fo:font-size="32pt" style:font-size-asian="32pt" style:font-size-complex="32pt"/>
    </style:style>
    <style:style style:name="P4" style:family="paragraph">
      <loext:graphic-properties draw:fill="solid" draw:fill-color="#0093dd"/>
      <style:paragraph-properties fo:text-align="center"/>
      <style:text-properties fo:color="#8bb1c5" loext:opacity="100%" loext:color-lum-mod="100%" loext:color-lum-off="0%" style:font-name="Impact" fo:font-size="32pt" style:font-size-asian="32pt" style:font-size-complex="32pt"/>
    </style:style>
    <style:style style:name="P5" style:family="paragraph">
      <loext:graphic-properties draw:fill="solid" draw:fill-color="#dd127b"/>
      <style:paragraph-properties fo:text-align="center"/>
      <style:text-properties fo:color="#8bb1c5" loext:opacity="100%" loext:color-lum-mod="100%" loext:color-lum-off="0%" style:font-name="Impact" fo:font-size="32pt" style:font-size-asian="32pt" style:font-size-complex="32pt"/>
    </style:style>
    <style:style style:name="P6" style:family="paragraph">
      <loext:graphic-properties draw:fill="solid" draw:fill-color="#fff500"/>
      <style:paragraph-properties fo:text-align="center"/>
      <style:text-properties fo:color="#8bb1c5" loext:opacity="100%" loext:color-lum-mod="100%" loext:color-lum-off="0%" style:font-name="Impact" fo:font-size="32pt" style:font-size-asian="32pt" style:font-size-complex="32pt"/>
    </style:style>
  </office:automatic-styles>
  <office:body>
    <office:drawing>
      <draw:page draw:name="page1" draw:style-name="dp1" draw:master-page-name="Обычный">
        <draw:g>
          <draw:path draw:style-name="gr1" draw:text-style-name="P1" draw:layer="layout" svg:width="0.718cm" svg:height="1.283cm" draw:transform="rotate (1.5707963267949) translate (0.0004829971872432cm 1.03637350129513cm)" svg:viewBox="0 0 719 1284" svg:d="M719 0h-336l-64 1-57 4-25 4-23 3-21 4-20 5-18 6-16 6-15 7-15 8-13 8-12 8-11 10-10 9-9 11-8 11-7 11-7 12-6 12-5 14-4 13-4 14-3 16-3 17-4 40-2 49-1 56v112l2 57 1 26 3 23 4 22 4 19 6 17 5 15 4 7 3 7 4 6 5 7 10 12 11 11 12 10 13 10 15 9 17 8 17 7 19 6 21 5 21 4 23 4 24 2 25 2h27 90v517h333zM386 220v326l-25 1h-11l-10-1-10-2-4-1-4-1-4-2-4-2-3-2-3-1-3-3-3-2-3-3-2-2-2-4-2-3-2-4-2-4-1-4-2-5-2-11-2-13-2-14v-15l-1-18v-105l1-15v-15l2-13 2-11 3-10 2-5 2-4 2-3 2-4 3-3 2-3 3-2 3-2 3-2 4-2 4-2 5-2 9-3 12-1 13-2 14-1z">
            <text:p/>
          </draw:path>
          <draw:path draw:style-name="gr1" draw:text-style-name="P1" draw:layer="layout" svg:width="0.241cm" svg:height="0.835cm" draw:transform="rotate (1.5707963267949) translate (0.448796387500635cm 1.36498318790482cm)" svg:viewBox="0 0 242 836" svg:d="M0 0v261h242v-261zM0 574v262h242v-262z">
            <text:p/>
          </draw:path>
          <draw:polygon draw:style-name="gr1" draw:text-style-name="P1" draw:layer="layout" svg:width="0.729cm" svg:height="1.283cm" draw:transform="rotate (1.5707963267949) translate (0.000482997187241836cm 2.13500028192192cm)" svg:viewBox="0 0 730 1284" draw:points="0,0 0,257 199,257 199,1284 532,1284 532,257 730,257 730,0">
            <text:p/>
          </draw:polygon>
        </draw:g>
        <draw:g>
          <draw:path draw:style-name="gr2" draw:text-style-name="P2" draw:layer="layout" svg:width="0.218cm" svg:height="0.39cm" svg:x="1.442cm" svg:y="0.634cm" svg:viewBox="0 0 219 391" svg:d="M0 0h102 20l17 2 8 1 7 1 6 1 6 2 6 1 5 2 4 2 5 3 4 2 3 3 4 2 3 3 2 4 3 3 2 3 2 4 2 4 2 4 1 4 1 4 1 5 1 5 1 13 1 14v18 34 17l-1 8-1 7-1 7-1 6-2 5-2 4-1 3-1 2-1 2-1 2-3 3-4 4-3 3-5 3-4 2-5 3-5 2-6 2-6 1-7 2-7 1h-7l-8 1h-8-27v157h-102zM102 67v100h7 4 3l3-1h1l1-1h1l1-1h1l1-1 1-1h1l1-1 1-1v-1l1-1v-1l1-1 1-3 1-4v-3l1-5v-4-6-32-5-4l-1-4-1-3v-3l-1-2v-1l-1-1-1-1v-1l-1-1-1-1h-1l-1-1-1-1h-1l-2-1h-3l-3-1-4-1h-4z">
            <text:p/>
          </draw:path>
          <draw:path draw:style-name="gr2" draw:text-style-name="P2" draw:layer="layout" svg:width="0.234cm" svg:height="0.406cm" svg:x="1.689cm" svg:y="0.626cm" svg:viewBox="0 0 235 407" svg:d="M235 237l-1 50-1 19-1 14-1 6-1 6-2 6-2 6-2 5-3 6-3 5-3 5-4 5-4 5-5 4-4 4-5 4-6 3-6 3-6 3-6 3-7 2-6 2-8 1-7 1-7 1-8 1h-8-8l-8-1h-7l-7-2-7-1-7-2-6-2-7-2-6-3-6-3-5-3-5-4-5-4-5-4-4-5-4-5-4-5-3-5-3-6-2-5-2-6-2-6-1-6-1-6-1-14-1-19-1-51v-67l1-50 1-19 1-14 1-6 1-6 2-6 2-6 2-5 3-6 3-5 3-5 4-5 4-5 5-4 4-4 5-4 6-3 6-3 6-3 6-3 7-2 6-2 8-1 7-1 7-1 8-1h9 7l8 1h7l7 2 7 1 7 2 6 2 7 2 6 3 6 3 5 3 5 4 5 4 5 4 4 5 4 5 4 5 3 5 3 6 2 5 2 6 2 6 1 6 1 6 1 14 1 19 1 51zM133 109v-13l-1-10v-4l-1-3v-3l-1-1v-1-1l-1-1v-1l-1-1-1-1-1-1-1-1h-1-1l-1-1h-1-1-1-1-1-1-1-1l-1 1h-1l-1 1h-1l-1 1h-1v1l-1 1-1 1v1l-1 1v1l-1 2v3l-1 4v5l-1 6v14 182 15l1 13v4l1 4v4 1l1 1v1 1l1 1 1 1 1 1 1 1h1l1 1h1l1 1h1 1 1 1 1 2 1l1-1h1 1l1-1h1v-1l1-1h1v-1l1-1v-1l1-1v-1l1-1v-2-3l1-5v-5l1-12v-16z">
            <text:p/>
          </draw:path>
          <draw:polygon draw:style-name="gr2" draw:text-style-name="P2" draw:layer="layout" svg:width="0.163cm" svg:height="0.39cm" svg:x="1.963cm" svg:y="0.634cm" svg:viewBox="0 0 164 391" draw:points="102,0 102,313 164,313 164,391 0,391 0,0">
            <text:p/>
          </draw:polygon>
          <draw:polygon draw:style-name="gr2" draw:text-style-name="P2" draw:layer="layout" svg:width="0.238cm" svg:height="0.39cm" svg:x="2.097cm" svg:y="0.634cm" svg:viewBox="0 0 239 391" draw:points="239,0 165,249 165,391 71,391 71,249 0,0 93,0 109,96 115,130 118,155 146,0">
            <text:p/>
          </draw:polygon>
          <draw:polygon draw:style-name="gr2" draw:text-style-name="P2" draw:layer="layout" svg:width="0.235cm" svg:height="0.406cm" svg:x="2.349cm" svg:y="0.626cm" svg:viewBox="0 0 236 407" draw:points="236,152 134,152 134,116 134,101 133,89 133,84 132,80 132,77 132,76 131,74 131,73 130,72 130,72 129,71 129,70 128,69 127,69 126,68 126,68 125,67 124,67 123,67 121,66 120,66 119,66 118,66 117,66 116,66 115,66 114,66 113,67 112,67 111,67 110,68 109,68 109,69 108,69 107,70 107,71 106,72 106,72 105,73 105,74 105,75 104,78 103,82 103,86 102,97 102,110 102,298 102,310 103,320 103,324 104,327 105,330 105,332 105,333 106,334 106,335 107,336 107,336 108,337 109,338 109,338 110,339 111,339 112,340 113,340 114,340 115,341 116,341 117,341 118,341 120,341 121,341 122,341 123,340 125,340 126,340 127,339 128,339 128,338 129,337 130,337 131,336 131,335 132,334 133,333 133,332 134,330 134,329 135,326 135,322 136,318 137,307 137,295 137,248 117,248 117,189 236,189 236,399 172,399 163,371 160,375 157,379 154,383 151,387 147,390 144,393 140,396 136,398 132,400 128,402 124,404 119,405 114,406 109,406 104,407 99,407 93,407 87,406 80,405 74,404 68,402 63,400 57,397 51,395 46,391 41,388 36,384 32,381 28,377 24,373 20,368 17,364 15,359 12,355 10,350 8,345 6,340 5,335 4,330 3,325 2,314 1,300 0,284 0,265 0,149 0,123 2,101 3,82 5,74 6,68 7,64 8,61 9,58 10,55 14,49 18,43 22,38 28,32 34,26 41,21 48,16 56,12 64,8 73,5 83,3 93,1 104,0 115,0 126,0 136,1 146,3 155,5 164,7 173,10 181,14 189,18 196,23 202,28 208,33 213,38 217,44 221,50 225,56 226,59 227,62 229,69 231,76 233,84 234,93 235,102 235,113 236,135">
            <text:p/>
          </draw:polygon>
          <draw:path draw:style-name="gr2" draw:text-style-name="P2" draw:layer="layout" svg:width="0.226cm" svg:height="0.39cm" svg:x="2.623cm" svg:y="0.634cm" svg:viewBox="0 0 227 391" svg:d="M0 0h72 33l27 1 22 2 8 1 7 2 7 1 6 2 5 3 6 3 5 4 4 5 5 5 4 5 2 3 2 3 1 4 2 3 3 8 2 9 2 9 1 11 1 11v12 11l-1 10-1 9-1 8-1 7-2 7-1 2-2 3-1 2-1 2-2 2-2 2-1 2-2 1-3 2-2 1-2 2-3 1-6 2-7 2-7 1-8 1 7 2 7 2 6 2 5 3 5 2 4 3 2 2 2 1 1 2 2 1 2 3 2 3 2 3 2 3 1 3 2 3 1 3v2l1 3 1 5v12l1 17v21 103h-94v-130-14l-1-6v-5l-1-5-1-3v-2l-1-1v-1l-1-2h-1v-1l-1-1-1-1h-2l-1-1-1-1h-2l-3-1-4-1h-5-5v176h-102zM102 67v87h4 4l3-1h4l2-1 3-1h1l1-1h1l1-1h1l1-1v-1l1-1 1-2v-1l1-2v-2l1-4 1-5v-5-6-22-4-4l-1-4-1-3v-2l-1-1v-1l-1-2v-1l-1-1h-1l-1-1-1-1v-1h-2l-1-1h-1l-1-1-3-1h-3l-4-1h-4z">
            <text:p/>
          </draw:path>
          <draw:path draw:style-name="gr2" draw:text-style-name="P2" draw:layer="layout" svg:width="0.256cm" svg:height="0.39cm" svg:x="2.867cm" svg:y="0.634cm" svg:viewBox="0 0 257 391" svg:d="M199 0l58 391h-104l-5-70h-37l-5 70h-106l52-391zM145 252l-15-166-20 166z">
            <text:p/>
          </draw:path>
          <draw:path draw:style-name="gr2" draw:text-style-name="P2" draw:layer="layout" svg:width="0.218cm" svg:height="0.39cm" svg:x="3.14cm" svg:y="0.634cm" svg:viewBox="0 0 219 391" svg:d="M0 0h102 20l17 2 8 1 7 1 6 1 6 2 6 1 5 2 4 2 5 3 4 2 3 3 4 2 3 3 2 4 3 3 2 3 2 4 2 4 2 4 1 4 1 4 1 5 1 5 1 13 1 14v18 34 17l-1 8-1 7-1 7-1 6-2 5-2 4-1 3-1 2-1 2-1 2-3 3-4 4-3 3-5 3-4 2-5 3-5 2-6 2-6 1-7 2-7 1h-7l-8 1h-8-27v157h-102zM102 67v100h7 4 3l3-1h1l1-1h1l1-1h1l1-1 1-1h1l1-1 1-1v-1l1-1v-1l1-1 1-3 1-4v-3l1-5v-4-6-32-5-4l-1-4-1-3v-3l-1-2v-1l-1-1-1-1v-1l-1-1-1-1h-1l-1-1-1-1h-1l-2-1h-3l-3-1-4-1h-4z">
            <text:p/>
          </draw:path>
          <draw:polygon draw:style-name="gr2" draw:text-style-name="P2" draw:layer="layout" svg:width="0.232cm" svg:height="0.39cm" svg:x="3.389cm" svg:y="0.634cm" svg:viewBox="0 0 233 391" draw:points="233,0 233,391 131,391 131,227 102,227 102,391 0,391 0,0 102,0 102,140 131,140 131,0">
            <text:p/>
          </draw:polygon>
          <draw:polygon draw:style-name="gr2" draw:text-style-name="P2" draw:layer="layout" svg:width="0.238cm" svg:height="0.39cm" svg:x="3.643cm" svg:y="0.634cm" svg:viewBox="0 0 239 391" draw:points="239,0 165,249 165,391 71,391 71,249 0,0 93,0 109,96 115,130 118,155 146,0">
            <text:p/>
          </draw:polygon>
        </draw:g>
        <draw:g>
          <draw:polygon draw:style-name="gr3" draw:text-style-name="P3" draw:layer="layout" svg:width="0.505cm" svg:height="0.892cm" svg:x="1.421cm" svg:y="1.157cm" svg:viewBox="0 0 506 893" draw:points="506,0 506,179 369,179 369,893 137,893 137,179 0,179 0,0">
            <text:p/>
          </draw:polygon>
          <draw:polygon draw:style-name="gr4" draw:text-style-name="P4" draw:layer="layout" svg:width="0.402cm" svg:height="0.892cm" svg:x="1.981cm" svg:y="1.157cm" svg:viewBox="0 0 403 893" draw:points="0,0 387,0 387,179 232,179 232,348 377,348 377,518 232,518 232,714 403,714 403,893 0,893">
            <text:p/>
          </draw:polygon>
          <draw:path draw:style-name="gr5" draw:text-style-name="P5" draw:layer="layout" svg:width="0.586cm" svg:height="0.892cm" svg:x="2.398cm" svg:y="1.157cm" svg:viewBox="0 0 587 893" svg:d="M454 0l133 893h-238l-12-161h-83l-14 161h-240l118-893zM331 574l-35-375-45 375z">
            <text:p/>
          </draw:path>
          <draw:polygon draw:style-name="gr6" draw:text-style-name="P6" draw:layer="layout" svg:width="0.715cm" svg:height="0.892cm" svg:x="3.027cm" svg:y="1.157cm" svg:viewBox="0 0 716 893" draw:points="716,0 716,893 513,893 513,290 432,893 288,893 204,303 203,893 0,893 0,0 300,0 327,190 361,417 413,0">
            <text:p/>
          </draw:polygon>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Dubai Medium" svg:font-family="'Dubai Medium'" style:font-family-generic="swiss" style:font-pitch="variable"/>
    <style:font-face style:name="Impact" svg:font-family="Impact"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4.089cm" fo:page-height="2.5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10-19T01:02:38.611000000</dc:date>
    <meta:editing-duration>PT2H9M6S</meta:editing-duration>
    <meta:editing-cycles>3</meta:editing-cycles>
    <meta:generator>LibreOffice/7.4.1.2$Windows_X86_64 LibreOffice_project/3c58a8f3a960df8bc8fd77b461821e42c061c5f0</meta:generator>
    <meta:document-statistic meta:object-count="20"/>
  </office:meta>
</office:document-meta>
</file>